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Strong_20_Emphasis">200W AV RECEIVER</text:span></text:p>
      <text:p text:style-name="Text_20_body">Our flagship receiver, the CXR200 is an audiophile-grade 200 Watts per channel amplifier that brings together all of our hi-fi know-how for a powerful, immersive home cinema experience like no other.<text:line-break/>We designed the CXR200 from the ground up to be the heart of your digital set-up, so it contains the same state-of-the-art Cambridge Audio StreamMagic music streaming module found in our CXN network music player.</text:p>
      <text:p text:style-name="Standard"/>
      <text:p text:style-name="Standard"/>
      <text:p text:style-name="Text_20_body">From basic compressed MP3 formats to 24-bit/192kHz studio master quality FLAC and WAV files, either wired, from USB hard drives, or via Wi-Fi, the CXR200 plays them all.<text:line-break/>Add a BT100 Bluetooth receiver and it will pair with any compatible device, allowing playback in superb quality thanks to aptX technology. The CXR200 streams from the web, is compatible with Spotify Connect and gives access to thousands of internet radio stations. There’s even support for Direct Stream Digital (DSD), allowing you to play back Super Audio CDs from your universal player. Complementing the audio output, its visual performance is second to none. The eight HDMI input sockets cater for all your visual feeds and two of them support MHL, one on the front and on the back, making it simple to watch phone content on your big screen. And with two HDMI outputs, you can connect a projector as well your TV, or you can use the CXR200’s Zone 2 functionality to send independent audio and video signals to a second room.<text:line-break/>HDMI connections are 2.0 rated (apart from the MHL inputs which are 1.4), and support 4K and 3D standards, and the CXR200 will upscale all 1080p signals to 4K ultra high definition. With Deep Colour support too, crisp and detailed images are guaranteed. The heart of the CXR200 is its low flux audiophile-grade toroidal transformer. Discrete class AB amplifiers deliver extremely low noise and distortion while the output of 200 Watts in stereo mode or 120 Watts with all seven channels driven, provides more than enough power for even the most demanding speakers. Add a free iOS/Android app for control of network music playback and you have an exceptional hi-fi amplifier that will reveal previously undiscovered layers to your music.</text:p>
      <text:h text:style-name="Heading_20_3" text:outline-level="3">MORE POWER AND FUNCTIONALITY</text:h>
      <text:p text:style-name="Text_20_body">The CXR200 offers a significant step up in performance and functionality from its CXR120 sibling. There’s more power on tap from the huge toroidal transformer, 200w per channel, plus an additional HDMI input, bringing the total to eight. The CXR200 also supports zone 2 features. You can independently change the source on the second HDMI output, with selectable audio to match the video signal.</text:p>
      <text:h text:style-name="Heading_20_3" text:outline-level="3">SIGNAL INTEGRITY</text:h>
      <text:p text:style-name="Text_20_body">An AV receiver brings its own challenges when it comes to maintaining signal integrity, particularly when you factor in the use of high-speed HDMI boards and a network module. To eliminate interference we use a multi-layered PCB design with screening built into the boards. This approach allows us to keep grounding and screening very close to the chips themselves, preventing interference from getting into the audio path. The CXR200 follows the same design philosophy as our CXA60 and CXA80 stereo amplifiers, with a reduced component count in the signal path.</text:p>
      <text:h text:style-name="Heading_20_3" text:outline-level="3">STREAMING PHILOSOPHY</text:h>
      <text:p text:style-name="Text_20_body">The Cambridge-designed streaming module used in the CXR200 is the same we use in the CXN network player and our 851N flagship network player. This module is not controlling the AVR in any way, but acts as an integrated streamer within the AV receiver. Consequently, it doesn’t have to contend with decode modes and assorted DSP. There’s another good reason for black-boxing the <text:soft-page-break/>module this way: it allows us to control and refine the user experience</text:p>
      <text:h text:style-name="Heading_20_3" text:outline-level="3">LATEST GENERATION HDMI</text:h>
      <text:p text:style-name="Text_20_body">All HDMI sockets may look the same, but they’re not. For the CXR200 we employ the Panasonic HDMI chipset, which offers a significant boost in picture performance over previous generations. Of course, we’ve had good video performance and upscaling in our AV receivers before, but this is a cutting-edge chipset and the image quality it delivers is incredible. There are actually two HDMI signal switches onboard, handling four 2.0 inputs apiece. It should be noted that the chipset only upscales to 4K (3840 x 2160), from a 1080p input.</text:p>
      <text:p text:style-name="Text_20_body">Six rear-facing HDMIs are 2.0 with HDCP 2.2 copy protection. There are then two HDMI/MHL sockets, one on the front and one on the rear, they are both HDMI 1.4, simply because the MHL standard can’t yet handle 4K. The output from the two HDMI outs can be mirrored, enabling you to run both a screen and a projector from the AVR.</text:p>
      <text:h text:style-name="Heading_20_3" text:outline-level="3">ULTIMATE HDMI CONVENIENCE</text:h>
      <text:p text:style-name="Text_20_body">When enabled in the menu, our new HDMI by-pass mode keeps the HDMI board live, so you no longer need the AV receiver powered just to watch TV. It’s active on the last input used, or can be assigned so that it’s always the same. Ideal if the receiver needs to be used in a family environment.</text:p>
      <text:h text:style-name="Heading_20_3" text:outline-level="3">DSP AND DAC</text:h>
      <text:p text:style-name="Text_20_body">Beneath the lid, the CXR200 utilises a Cirrus Logic DSP processor and high resolution DACs. We’ve chosen this route because we believe Cirrus Logic are setting the standard when it comes to AV Receiver DSP processing. Naturally the DACs support 24-bit 192 kHz playback. Compatibility is broad, covering WAV, FLAC, ALAC, AIFF, MP3, AAC, HE AAC, AAC+ and Ogg Vorbis. DSD support is via HDMI from SACD.</text:p>
      <text:h text:style-name="Heading_20_3" text:outline-level="3">INTELLIGENT POST PROCESSING</text:h>
      <text:p text:style-name="Text_20_body">When it comes to post processing, our CX receivers will auto-configure their output for the best results, based on your chosen speaker setup. For example, the Cirrus Logic DSP will automatically remap a 5.1 sound mix into a 7.1 speaker layout. If you prefer, you can manually choose what post processing you want to use though, for example running stereo from all speakers if you’re holding a house party.</text:p>
      <text:h text:style-name="Heading_20_3" text:outline-level="3">IMPROVED UI</text:h>
      <text:p text:style-name="Text_20_body">As part of our mission to simplify the AV receiver experience, we’ve made some big changes to the user interface on the CXR200. Clear menus and self explanatory graphics make navigation and installation a snip. Setup and usability have never been easier.</text:p>
      <text:h text:style-name="Heading_20_3" text:outline-level="3">UNCOLOURED AUTO CALIBRATION</text:h>
      <text:p text:style-name="Text_20_body">The CXR200 comes with an auto-calibration microphone which measures speaker distances and optimises volume. Unlike some rival auto calibration systems, we don’t alter the tonal character of your speakers at all. If you want to manually set up your system, then that’s easy to do too.</text:p>
      <text:h text:style-name="Heading_20_3" text:outline-level="3">BESPOKE BLUETOOTH</text:h>
      <text:p text:style-name="Text_20_body">If you want to use your CXR200 with a Bluetooth source, we provide the optional BT100 audio receiver. This audiophile Bluetooth device is isolated internally within the receiver’s chassis and has <text:soft-page-break/>been designed to give the optimum performance from BT sources such as a smartphone or tablet. All the coding for the BT100 has been done in-house. We even include an extension cable which enables you get the best Bluetooth range.</text:p>
      <text:p text:style-name="Text_20_body"><text:span text:style-name="Strong_20_Emphasis">Specification</text:span></text:p>
      <text:list xml:id="list5202287124528589294" text:style-name="L1">
        <text:list-item>
          <text:p text:style-name="P2">Power output: 200 watts RMS per channel, 6 ohms (two channels driven), 270 watts RMS per channel, 4 ohms (two channels driven), 170 watts RMS per channel, 8 ohms (two channels driven), 120 watts RMS per channel, 8 ohms (all 7 channels driven) </text:p>
        </text:list-item>
        <text:list-item>
          <text:p text:style-name="P2">HDMI: HDMI 2.0, HDCP 2.2, ARC supported on HDMI 1 output </text:p>
        </text:list-item>
        <text:list-item>
          <text:p text:style-name="P2">Audio Inputs: 4 x Analogue, Tuner (FM/AM), 7.1 multi-channel analogue direct, 2 x digital co-axial, 4 x optical </text:p>
        </text:list-item>
        <text:list-item>
          <text:p text:style-name="P2">Video Inputs: 6 x HDMI 2.0, 2 x MHL compatible (HDMI 1.4 - max 1080p) </text:p>
        </text:list-item>
        <text:list-item>
          <text:p text:style-name="P2">Main Audio Outputs: 7 Amplified Speaker Outputs, L+R preamp outs, 2 x subwoofer outputs </text:p>
        </text:list-item>
        <text:list-item>
          <text:p text:style-name="P2">Video Output: 2 x HDMI 2.0, ARC through HDMI 1, Zone 2 through HDMI 2 </text:p>
        </text:list-item>
        <text:list-item>
          <text:p text:style-name="P2">Other connections: 1 x 1/4” / 6.35mm Headphone Output (32 To 600 ohms recommended), IR emitter input, IR receiver input, 3 x IR outputs, 3 x 12V trigger outputs, 1 RS232C, 1 IEC type mains inlet, Wi-Fi module, RJ45 Ethernet, BT100 Bluetooth (not supplied), Spotify Connect </text:p>
        </text:list-item>
        <text:list-item>
          <text:p text:style-name="P2">Audio formats (network streaming and USB HDD):ALAC, WAV, FLAC, AIFF, WMA, MP3, AAC, HE AAC, AAC+, OGG Vorbis (16-24 bit, 11.025-192kHz), DSD (via HDMI) </text:p>
        </text:list-item>
        <text:list-item>
          <text:p text:style-name="P2">Max power consumption: 1800W </text:p>
        </text:list-item>
        <text:list-item>
          <text:p text:style-name="P2">Standby power consumption: &lt;0.5W </text:p>
        </text:list-item>
        <text:list-item>
          <text:p text:style-name="P2">Dimensions (H x W x D)*: 165 x 430 x 420mm (6.5 x 16.9 x 16.5’’) </text:p>
        </text:list-item>
        <text:list-item>
          <text:p text:style-name="P1">Weight: 15.7kg (34.5lbs)</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M5S</meta:editing-duration>
    <meta:editing-cycles>4</meta:editing-cycles>
    <meta:generator>OpenOffice/4.1.1$Win32 OpenOffice.org_project/411m6$Build-9775</meta:generator>
    <dc:date>2018-01-31T10:39:30.84</dc:date>
    <dc:creator>Marti </dc:creator>
    <meta:document-statistic meta:table-count="0" meta:image-count="0" meta:object-count="0" meta:page-count="3" meta:paragraph-count="37" meta:word-count="1346" meta:character-count="7934"/>
    <meta:user-defined meta:name="Info 1"/>
    <meta:user-defined meta:name="Info 2"/>
    <meta:user-defined meta:name="Info 3"/>
    <meta:user-defined meta:name="Info 4"/>
  </office:meta>
</office:document-meta>
</file>